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70000008310792B9BD00379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93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099cm" svg:height="13.365cm" svg:x="1cm" svg:y="1cm">
          <draw:image xlink:href="Pictures/10000000000000B70000008310792B9BD003796D.png" xlink:type="simple" xlink:show="embed" xlink:actuate="onLoad" loext:mime-type="image/png">
            <text:p/>
          </draw:image>
        </draw:frame>
        <draw:frame draw:style-name="gr2" draw:text-style-name="P2" draw:layer="layout" svg:width="9.4cm" svg:height="1cm" svg:x="4.244cm" svg:y="12.944cm">
          <draw:text-box>
            <text:p><text:span text:style-name="T1">85 32532000 / 85 9 8800-581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09:15:19.611793541</meta:creation-date>
    <dc:date>2022-09-29T09:45:02.533300980</dc:date>
    <meta:editing-duration>PT10M13S</meta:editing-duration>
    <meta:editing-cycles>2</meta:editing-cycles>
    <meta:generator>LibreOffice/6.4.7.2$Linux_X86_64 LibreOffice_project/40$Build-2</meta:generator>
    <meta:document-statistic meta:object-count="2"/>
  </office:meta>
</office:document-meta>
</file>